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176cm" fo:margin-left="0.212cm" table:align="left"/>
    </style:style>
    <style:style style:name="Table1.A" style:family="table-column">
      <style:table-column-properties style:column-width="3.776cm"/>
    </style:style>
    <style:style style:name="Table1.B" style:family="table-column">
      <style:table-column-properties style:column-width="3.538cm"/>
    </style:style>
    <style:style style:name="Table1.C" style:family="table-column">
      <style:table-column-properties style:column-width="4.86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a267a" officeooo:paragraph-rsid="000a267a"/>
    </style:style>
    <style:style style:name="P2" style:family="paragraph" style:parent-style-name="Standard">
      <style:text-properties officeooo:rsid="000bbdc6" officeooo:paragraph-rsid="000bbdc6"/>
    </style:style>
    <style:style style:name="P3" style:family="paragraph" style:parent-style-name="Standard">
      <style:text-properties fo:font-weight="normal" officeooo:rsid="000bbdc6" officeooo:paragraph-rsid="000bbdc6" style:font-weight-asian="normal" style:font-weight-complex="normal"/>
    </style:style>
    <style:style style:name="P4" style:family="paragraph" style:parent-style-name="Standard">
      <style:text-properties fo:font-weight="bold" officeooo:rsid="000bbdc6" officeooo:paragraph-rsid="000bbdc6" style:font-weight-asian="bold" style:font-weight-complex="bold"/>
    </style:style>
    <style:style style:name="P5" style:family="paragraph" style:parent-style-name="Standard">
      <style:text-properties fo:font-size="18pt" fo:font-weight="bold" officeooo:rsid="001cfa39" officeooo:paragraph-rsid="001cfa39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officeooo:rsid="001cfa39" officeooo:paragraph-rsid="001cfa39" style:font-size-asian="18pt" style:font-size-complex="18pt"/>
    </style:style>
    <style:style style:name="P7" style:family="paragraph" style:parent-style-name="Standard">
      <style:text-properties style:font-name="Liberation Serif" officeooo:paragraph-rsid="0031774c"/>
    </style:style>
    <style:style style:name="P8" style:family="paragraph" style:parent-style-name="Standard">
      <style:text-properties style:font-name="Liberation Serif" fo:font-weight="bold" officeooo:paragraph-rsid="0031774c" style:font-weight-asian="bold" style:font-weight-complex="bold"/>
    </style:style>
    <style:style style:name="P9" style:family="paragraph" style:parent-style-name="Standard">
      <style:text-properties style:font-name="Liberation Serif" fo:font-weight="normal" officeooo:paragraph-rsid="0031774c" style:font-weight-asian="normal" style:font-weight-complex="normal"/>
    </style:style>
    <style:style style:name="P10" style:family="paragraph" style:parent-style-name="Standard">
      <style:text-properties style:font-name="Liberation Mono" fo:font-size="10pt" officeooo:paragraph-rsid="0031774c" style:font-size-asian="10pt" style:font-size-complex="10pt"/>
    </style:style>
    <style:style style:name="P11" style:family="paragraph" style:parent-style-name="Standard">
      <style:text-properties style:text-position="0% 100%" style:font-name="Liberation Serif" fo:font-weight="normal" officeooo:paragraph-rsid="0031774c" style:font-weight-asian="normal" style:font-weight-complex="normal"/>
    </style:style>
    <style:style style:name="P12" style:family="paragraph" style:parent-style-name="Standard">
      <style:text-properties style:text-position="0% 100%" style:font-name="Liberation Serif" fo:font-weight="normal" officeooo:rsid="00388abe" officeooo:paragraph-rsid="00388abe" style:font-weight-asian="normal" style:font-weight-complex="normal"/>
    </style:style>
    <style:style style:name="P13" style:family="paragraph" style:parent-style-name="Standard">
      <style:text-properties style:text-position="0% 100%" style:font-name="Liberation Serif" fo:font-weight="bold" officeooo:paragraph-rsid="0031774c" style:font-weight-asian="bold" style:font-weight-complex="bold"/>
    </style:style>
    <style:style style:name="P14" style:family="paragraph" style:parent-style-name="Standard">
      <style:text-properties style:text-position="0% 100%" style:font-name="Liberation Serif" fo:font-size="16pt" fo:font-weight="bold" officeooo:rsid="004283b0" officeooo:paragraph-rsid="004283b0" style:font-size-asian="16pt" style:font-weight-asian="bold" style:font-size-complex="16pt" style:font-weight-complex="bold"/>
    </style:style>
    <style:style style:name="P15" style:family="paragraph" style:parent-style-name="Standard">
      <style:text-properties style:text-position="0% 100%" style:font-name="Liberation Serif" fo:font-size="12pt" fo:font-weight="bold" officeooo:rsid="004283b0" officeooo:paragraph-rsid="004283b0" style:font-size-asian="10.5pt" style:font-weight-asian="bold" style:font-size-complex="12pt" style:font-weight-complex="bold"/>
    </style:style>
    <style:style style:name="P16" style:family="paragraph" style:parent-style-name="Standard">
      <style:text-properties style:text-position="0% 100%" style:font-name="Liberation Serif" fo:font-size="12pt" fo:font-weight="bold" officeooo:rsid="00465dc9" officeooo:paragraph-rsid="004283b0" style:font-size-asian="10.5pt" style:font-weight-asian="bold" style:font-size-complex="12pt" style:font-weight-complex="bold"/>
    </style:style>
    <style:style style:name="P17" style:family="paragraph" style:parent-style-name="Standard">
      <style:text-properties style:text-position="0% 100%" style:font-name="Liberation Serif" fo:font-size="12pt" fo:font-weight="bold" officeooo:rsid="00465dc9" officeooo:paragraph-rsid="0047e647" style:font-size-asian="10.5pt" style:font-weight-asian="bold" style:font-size-complex="12pt" style:font-weight-complex="bold"/>
    </style:style>
    <style:style style:name="P18" style:family="paragraph" style:parent-style-name="Standard">
      <style:text-properties style:text-position="0% 100%" style:font-name="Liberation Serif" fo:font-size="12pt" fo:font-weight="bold" officeooo:rsid="0047e647" officeooo:paragraph-rsid="0047e647" style:font-size-asian="10.5pt" style:font-weight-asian="bold" style:font-size-complex="12pt" style:font-weight-complex="bold"/>
    </style:style>
    <style:style style:name="P19" style:family="paragraph" style:parent-style-name="Standard">
      <style:text-properties style:text-position="0% 100%" style:font-name="Liberation Serif" fo:font-size="12pt" fo:font-weight="bold" officeooo:rsid="004f2e07" officeooo:paragraph-rsid="004f2e07" style:font-size-asian="10.5pt" style:font-weight-asian="bold" style:font-size-complex="12pt" style:font-weight-complex="bold"/>
    </style:style>
    <style:style style:name="P20" style:family="paragraph" style:parent-style-name="Standard">
      <style:text-properties style:text-position="0% 100%" style:font-name="Liberation Serif" fo:font-size="12pt" fo:font-weight="bold" officeooo:rsid="004f2e07" officeooo:paragraph-rsid="00510d13" style:font-size-asian="10.5pt" style:font-weight-asian="bold" style:font-size-complex="12pt" style:font-weight-complex="bold"/>
    </style:style>
    <style:style style:name="P21" style:family="paragraph" style:parent-style-name="Standard">
      <style:text-properties style:text-position="0% 100%" style:font-name="Liberation Serif" fo:font-size="12pt" fo:font-weight="normal" officeooo:rsid="004283b0" officeooo:paragraph-rsid="004283b0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text-position="0% 100%" style:font-name="Liberation Serif" fo:font-size="12pt" fo:font-weight="normal" officeooo:rsid="0047e647" officeooo:paragraph-rsid="0047e647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text-position="0% 100%" style:font-name="Liberation Serif" fo:font-size="12pt" fo:font-weight="normal" officeooo:rsid="004f2e07" officeooo:paragraph-rsid="004f2e07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fo:font-weight="normal" officeooo:rsid="00126671" officeooo:paragraph-rsid="00126671" style:font-weight-asian="normal" style:font-weight-complex="normal"/>
    </style:style>
    <style:style style:name="P26" style:family="paragraph" style:parent-style-name="Text_20_body">
      <style:text-properties fo:font-weight="normal" officeooo:paragraph-rsid="00133af7" style:font-weight-asian="normal" style:font-weight-complex="normal"/>
    </style:style>
    <style:style style:name="P27" style:family="paragraph" style:parent-style-name="Text_20_body">
      <style:text-properties fo:font-weight="normal" officeooo:rsid="00133af7" officeooo:paragraph-rsid="00133af7" style:font-weight-asian="normal" style:font-weight-complex="normal"/>
    </style:style>
    <style:style style:name="P28" style:family="paragraph" style:parent-style-name="Text_20_body">
      <style:text-properties fo:font-weight="normal" officeooo:rsid="00133af7" officeooo:paragraph-rsid="00133af7" style:font-weight-asian="bold" style:font-weight-complex="bold"/>
    </style:style>
    <style:style style:name="P29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bbdc6" officeooo:paragraph-rsid="000bbdc6" style:text-blinking="false" fo:background-color="transparent" style:font-weight-asian="bold" style:font-weight-complex="bold"/>
    </style:style>
    <style:style style:name="P3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33af7" officeooo:paragraph-rsid="00133af7" style:text-blinking="false" fo:background-color="transparent" style:font-weight-asian="bold" style:font-weight-complex="bold"/>
    </style:style>
    <style:style style:name="P32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b828" officeooo:paragraph-rsid="0018bdf1" style:text-blinking="false" fo:background-color="transparent" style:font-weight-asian="bold" style:font-weight-complex="bold"/>
    </style:style>
    <style:style style:name="P33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cfa39" officeooo:paragraph-rsid="001cfa39" style:text-blinking="false" fo:background-color="transparent" style:font-weight-asian="bold" style:font-weight-complex="bold"/>
    </style:style>
    <style:style style:name="P34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93d5f" style:text-blinking="false" fo:background-color="transparent" style:font-weight-asian="bold" style:font-weight-complex="bold"/>
    </style:style>
    <style:style style:name="P35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36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6671" officeooo:paragraph-rsid="00126671" style:text-blinking="false" fo:background-color="transparent" style:font-weight-asian="normal" style:font-weight-complex="normal"/>
    </style:style>
    <style:style style:name="P37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33af7" style:text-blinking="false" fo:background-color="transparent" style:font-weight-asian="normal" style:font-weight-complex="normal"/>
    </style:style>
    <style:style style:name="P38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b828" style:text-blinking="false" fo:background-color="transparent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782f" style:text-blinking="false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0d6f" style:text-blinking="false" fo:background-color="transparent"/>
    </style:style>
    <style:style style:name="P4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4f26f" style:text-blinking="false" fo:background-color="transparent"/>
    </style:style>
    <style:style style:name="P42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33af7" style:text-blinking="false" fo:background-color="transparent" style:font-weight-asian="bold" style:font-weight-complex="bold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68550" officeooo:paragraph-rsid="00168550" style:text-blinking="false" fo:background-color="transparent" style:font-weight-asian="bold" style:font-weight-complex="bold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7b828" officeooo:paragraph-rsid="0017b828" style:text-blinking="false" fo:background-color="transparent" style:font-weight-asian="bold" style:font-weight-complex="bold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7b828" officeooo:paragraph-rsid="0018bdf1" style:text-blinking="false" fo:background-color="transparent" style:font-weight-asian="bold" style:font-weight-complex="bold"/>
    </style:style>
    <style:style style:name="P46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8bdf1" style:text-blinking="false" fo:background-color="transparent" style:font-weight-asian="bold" style:font-weight-complex="bold"/>
    </style:style>
    <style:style style:name="P47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cfa39" officeooo:paragraph-rsid="001cfa39" style:text-blinking="false" fo:background-color="transparent" style:font-weight-asian="bold" style:font-weight-complex="bold"/>
    </style:style>
    <style:style style:name="P48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d782f" style:text-blinking="false" fo:background-color="transparent" style:font-size-asian="12pt" style:font-weight-asian="bold" style:font-size-complex="12pt" style:font-weight-complex="bold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style:text-properties fo:font-weight="bold" officeooo:rsid="00126671" officeooo:paragraph-rsid="00126671" style:font-weight-asian="bold" style:font-weight-complex="bold"/>
    </style:style>
    <style:style style:name="P51" style:family="paragraph" style:parent-style-name="Text_20_body">
      <style:text-properties fo:font-weight="bold" officeooo:rsid="00133af7" officeooo:paragraph-rsid="00133af7" style:font-weight-asian="bold" style:font-weight-complex="bold"/>
    </style:style>
    <style:style style:name="P52" style:family="paragraph" style:parent-style-name="Text_20_body">
      <style:text-properties fo:font-weight="bold" officeooo:paragraph-rsid="001d782f" style:font-weight-asian="bold" style:font-weight-complex="bold"/>
    </style:style>
    <style:style style:name="P53" style:family="paragraph" style:parent-style-name="Text_20_body">
      <style:text-properties fo:font-weight="bold" officeooo:paragraph-rsid="00293d5f" style:font-weight-asian="bold" style:font-weight-complex="bold"/>
    </style:style>
    <style:style style:name="P54" style:family="paragraph" style:parent-style-name="Text_20_body">
      <style:text-properties fo:font-weight="bold" officeooo:paragraph-rsid="00133af7"/>
    </style:style>
    <style:style style:name="P55" style:family="paragraph" style:parent-style-name="Text_20_body">
      <style:text-properties fo:font-weight="bold" officeooo:paragraph-rsid="00168550"/>
    </style:style>
    <style:style style:name="P56" style:family="paragraph" style:parent-style-name="Text_20_body">
      <style:text-properties fo:font-weight="bold" officeooo:paragraph-rsid="0017b828"/>
    </style:style>
    <style:style style:name="P57" style:family="paragraph" style:parent-style-name="Text_20_body">
      <style:text-properties fo:font-weight="bold" officeooo:paragraph-rsid="001cfa39"/>
    </style:style>
    <style:style style:name="P58" style:family="paragraph" style:parent-style-name="Text_20_body">
      <style:text-properties officeooo:rsid="00126671" officeooo:paragraph-rsid="00126671"/>
    </style:style>
    <style:style style:name="P59" style:family="paragraph" style:parent-style-name="Text_20_body">
      <style:text-properties fo:font-size="18pt" fo:font-weight="normal" officeooo:rsid="001cfa39" officeooo:paragraph-rsid="001cfa39" style:font-size-asian="18pt" style:font-weight-asian="normal" style:font-size-complex="18pt" style:font-weight-complex="normal"/>
    </style:style>
    <style:style style:name="P60" style:family="paragraph" style:parent-style-name="Text_20_body">
      <style:text-properties fo:font-size="12pt" fo:font-weight="normal" officeooo:paragraph-rsid="001d782f" style:font-size-asian="12pt" style:font-weight-asian="normal" style:font-size-complex="12pt" style:font-weight-complex="normal"/>
    </style:style>
    <style:style style:name="P61" style:family="paragraph" style:parent-style-name="Text_20_body">
      <style:text-properties fo:font-size="12pt" fo:font-weight="normal" officeooo:rsid="001e5eb8" officeooo:paragraph-rsid="001d782f" style:font-size-asian="12pt" style:font-weight-asian="normal" style:font-size-complex="12pt" style:font-weight-complex="normal"/>
    </style:style>
    <style:style style:name="P62" style:family="paragraph" style:parent-style-name="Text_20_body">
      <style:text-properties fo:font-size="12pt" fo:font-weight="normal" officeooo:rsid="0030a07c" officeooo:paragraph-rsid="0030a07c" style:font-size-asian="10.5pt" style:font-weight-asian="normal" style:font-size-complex="12pt" style:font-weight-complex="normal"/>
    </style:style>
    <style:style style:name="P63" style:family="paragraph" style:parent-style-name="Text_20_body">
      <style:text-properties fo:font-size="12pt" fo:font-weight="bold" officeooo:paragraph-rsid="001d782f" style:font-size-asian="12pt" style:font-weight-asian="bold" style:font-size-complex="12pt" style:font-weight-complex="bold"/>
    </style:style>
    <style:style style:name="P64" style:family="paragraph" style:parent-style-name="Text_20_body">
      <style:text-properties fo:font-size="12pt" fo:font-weight="bold" officeooo:rsid="0030a07c" officeooo:paragraph-rsid="0030a07c" style:font-size-asian="10.5pt" style:font-weight-asian="bold" style:font-size-complex="12pt" style:font-weight-complex="bold"/>
    </style:style>
    <style:style style:name="P65" style:family="paragraph" style:parent-style-name="Text_20_body">
      <style:text-properties officeooo:paragraph-rsid="00230d6f"/>
    </style:style>
    <style:style style:name="P66" style:family="paragraph" style:parent-style-name="Text_20_body">
      <style:text-properties officeooo:paragraph-rsid="0024f26f"/>
    </style:style>
    <style:style style:name="P67" style:family="paragraph" style:parent-style-name="Text_20_body">
      <style:text-properties fo:font-size="22pt" fo:font-weight="bold" officeooo:rsid="001e5eb8" officeooo:paragraph-rsid="001d782f" style:font-size-asian="22pt" style:font-weight-asian="bold" style:font-size-complex="22pt" style:font-weight-complex="bold"/>
    </style:style>
    <style:style style:name="P68" style:family="paragraph" style:parent-style-name="Text_20_body">
      <style:text-properties officeooo:paragraph-rsid="002db9f1"/>
    </style:style>
    <style:style style:name="P69" style:family="paragraph" style:parent-style-name="Text_20_body">
      <style:text-properties fo:font-size="28pt" fo:font-weight="bold" officeooo:rsid="0030a07c" officeooo:paragraph-rsid="0030a07c" style:font-size-asian="28pt" style:font-weight-asian="bold" style:font-size-complex="28pt" style:font-weight-complex="bold"/>
    </style:style>
    <style:style style:name="P7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bold" style:font-weight-complex="bold"/>
    </style:style>
    <style:style style:name="P7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bold" style:font-weight-complex="bold"/>
    </style:style>
    <style:style style:name="P7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weight-asian="bold" style:font-weight-complex="bold"/>
    </style:style>
    <style:style style:name="P7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weight-asian="bold" style:font-weight-complex="bold"/>
    </style:style>
    <style:style style:name="P7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2b6c44" style:text-blinking="false" fo:background-color="transparent" style:font-weight-asian="bold" style:font-weight-complex="bold"/>
    </style:style>
    <style:style style:name="P7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78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9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30a07c" officeooo:paragraph-rsid="0031774c" style:text-blinking="false" fo:background-color="transparent" style:font-size-asian="10pt" style:font-weight-asian="bold" style:font-size-complex="10pt" style:font-weight-complex="bold"/>
    </style:style>
    <style:style style:name="P80" style:family="paragraph" style:parent-style-name="Text_20_body">
      <style:paragraph-properties fo:margin-top="0cm" fo:margin-bottom="0cm" loext:contextual-spacing="false"/>
    </style:style>
    <style:style style:name="P81" style:family="paragraph" style:parent-style-name="Text_20_body">
      <style:paragraph-properties fo:margin-left="0.212cm" fo:margin-right="0cm" fo:text-indent="0cm" style:auto-text-indent="false"/>
    </style:style>
    <style:style style:name="P82" style:family="paragraph" style:parent-style-name="Text_20_body">
      <style:paragraph-properties fo:margin-left="0.212cm" fo:margin-right="0cm" fo:text-indent="0cm" style:auto-text-indent="false"/>
      <style:text-properties fo:font-weight="bold" officeooo:paragraph-rsid="002b6c44" style:font-weight-asian="bold" style:font-weight-complex="bold"/>
    </style:style>
    <style:style style:name="T1" style:family="text">
      <style:text-properties officeooo:rsid="000a26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6671" style:font-weight-asian="bold" style:font-weight-complex="bold"/>
    </style:style>
    <style:style style:name="T4" style:family="text">
      <style:text-properties fo:font-weight="bold" officeooo:rsid="001f97e5" style:font-weight-asian="bold" style:font-weight-complex="bold"/>
    </style:style>
    <style:style style:name="T5" style:family="text">
      <style:text-properties fo:font-weight="bold" officeooo:rsid="00255a30" style:font-weight-asian="bold" style:font-weight-complex="bold"/>
    </style:style>
    <style:style style:name="T6" style:family="text">
      <style:text-properties fo:font-weight="bold" officeooo:rsid="0028936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cfb18"/>
    </style:style>
    <style:style style:name="T9" style:family="text">
      <style:text-properties officeooo:rsid="001105a1"/>
    </style:style>
    <style:style style:name="T10" style:family="text">
      <style:text-properties officeooo:rsid="00126671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68550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7b828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cfa39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officeooo:rsid="00133af7"/>
    </style:style>
    <style:style style:name="T21" style:family="text">
      <style:text-properties officeooo:rsid="00133af7" style:font-weight-asian="bold" style:font-weight-complex="bold"/>
    </style:style>
    <style:style style:name="T22" style:family="text">
      <style:text-properties officeooo:rsid="00168550" style:font-weight-asian="bold" style:font-weight-complex="bold"/>
    </style:style>
    <style:style style:name="T23" style:family="text">
      <style:text-properties officeooo:rsid="00159bb9"/>
    </style:style>
    <style:style style:name="T24" style:family="text">
      <style:text-properties officeooo:rsid="00168550"/>
    </style:style>
    <style:style style:name="T25" style:family="text">
      <style:text-properties officeooo:rsid="001b16cf"/>
    </style:style>
    <style:style style:name="T26" style:family="text">
      <style:text-properties fo:font-size="22pt" officeooo:rsid="001e5eb8" style:font-size-asian="22pt" style:font-size-complex="22pt"/>
    </style:style>
    <style:style style:name="T27" style:family="text">
      <style:text-properties officeooo:rsid="002e9f4c"/>
    </style:style>
    <style:style style:name="T28" style:family="text">
      <style:text-properties officeooo:rsid="002ea364"/>
    </style:style>
    <style:style style:name="T29" style:family="text">
      <style:text-properties officeooo:rsid="002f1ad2"/>
    </style:style>
    <style:style style:name="T30" style:family="text">
      <style:text-properties officeooo:rsid="00388abe"/>
    </style:style>
    <style:style style:name="T31" style:family="text">
      <style:text-properties officeooo:rsid="003a9ce0"/>
    </style:style>
    <style:style style:name="T32" style:family="text">
      <style:text-properties officeooo:rsid="003c0e74"/>
    </style:style>
    <style:style style:name="T33" style:family="text">
      <style:text-properties officeooo:rsid="004abd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</text:p>
      <text:p text:style-name="Standard"><text:span text:style-name="T1">1 <text:s/></text:span>create table Employee(Emp_id INT NOT NULL,Emp_name VARCHAR(10) NOT NULL,Dept <text:s text:c="7"/>VARCHAR(20) NOT NULL,Salary INT ,PRIMARY KEY(Emp_id) );</text:p>
      <text:p text:style-name="Standard"/>
      <text:p text:style-name="Standard">insert into Employee values('1' 'Micheal' 'Production' '2500');</text:p>
      <text:p text:style-name="Standard">insert into Employee values('2', 'Joe', 'Production' ,'2500');</text:p>
      <text:p text:style-name="Standard">insert into Employee values('3', 'Smith', 'Sales' ,'2250');</text:p>
      <text:p text:style-name="Standard">insert into Employee values('<text:span text:style-name="T27">4</text:span>', '<text:span text:style-name="T27">David</text:span>, '<text:span text:style-name="T27">Marketing</text:span>' ,'2<text:span text:style-name="T27">900</text:span>');</text:p>
      <text:p text:style-name="Standard">insert into Employee values('5', 'Richard', 'Sales' ,'1600');</text:p>
      <text:p text:style-name="Standard">insert into Employee values('6', 'Jessy', 'Marketing' ,'1800');</text:p>
      <text:p text:style-name="Standard">insert into Employee values('7', 'Jane', 'Sales' ,'2000');</text:p>
      <text:p text:style-name="Standard">insert into Employee values('8', 'Janet', 'Production' ,'3000');</text:p>
      <text:p text:style-name="Standard"><text:s/>insert into Employee values('9', 'Neville', 'Marketing' ,'2750');</text:p>
      <text:p text:style-name="Standard"><text:s/>insert into Employee values('10', 'Richardson', 'Sales' ,'1800');</text:p>
      <text:p text:style-name="Standard"/>
      <text:p text:style-name="Standard">select * from Employee;</text:p>
      <text:p text:style-name="Standard"/>
      <text:p text:style-name="P1">2 <text:s text:c="2"/>select emp_id,emp_name from Employee;</text:p>
      <text:p text:style-name="P1"/>
      <text:p text:style-name="P1">3 <text:s/>delete from Employee where emp_id=10;</text:p>
      <text:p text:style-name="P1"/>
      <text:p text:style-name="P1">4 <text:s/>insert into Employee values('10', 'Abhi', 'Production' )</text:p>
      <text:p text:style-name="P2"/>
      <text:p text:style-name="P2">5 select * from Employee where Dept='Marketing';</text:p>
      <text:p text:style-name="P2"/>
      <text:p text:style-name="P2">6 update Employee set salary='1000' where emp_id=10;</text:p>
      <text:p text:style-name="P2"/>
      <text:p text:style-name="P2">7 <text:s/>update Employee set salary='1900' where emp_name=Richard;</text:p>
      <text:p text:style-name="P2"/>
      <text:p text:style-name="P2">8 <text:s/>select * from Employee where Dept='Marketing' and salary &gt;'2000';</text:p>
      <text:p text:style-name="P2"/>
      <text:p text:style-name="P2">9 <text:s text:c="2"/>select <text:span text:style-name="T28">emp_name</text:span> from Employee where Dept='Marketing' or Dept='Sales';</text:p>
      <text:p text:style-name="P2"/>
      <text:p text:style-name="P2">10 <text:span text:style-name="T7">select emp_name,Dept from Employee where salary&gt;'2300' and salary&lt;'3000' ;</text:span></text:p>
      <text:p text:style-name="P3"/>
      <text:p text:style-name="P3">11 <text:s/>update Employee set salary=salary*1.2 ;</text:p>
      <text:p text:style-name="P3"/>
      <text:p text:style-name="P3">12 <text:s/>select emp_name from Employee where salary&lt;2000 or Dept='Sales';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2</text:p>
      <text:p text:style-name="P4"/>
      <text:p text:style-name="P4"/>
      <text:p text:style-name="P4"><text:span text:style-name="T8">2 <text:s text:c="2"/></text:span>create table car_details(ID int not null,Name Varchar(10),company varchar(10),country <text:s text:c="6"/>varchar(10),ApproxPrice <text:span text:style-name="T29">real</text:span>);</text:p>
      <text:p text:style-name="P4"/>
      <text:p text:style-name="P4">insert into car_details values ('1' , 'Beat','Chevrolet' ,'USA','4');</text:p>
      <text:p text:style-name="P4">insert into car_details values ('2' , 'Swift','Maruti' ,'Japan','6');</text:p>
      <text:p text:style-name="P4">insert into car_details values ('3' , 'Escort','Ford' ,'USA','4.2');</text:p>
      <text:p text:style-name="P4">insert into car_details values ('4' , 'Sunny','Nissan' ,'Japan','8');</text:p>
      <text:p text:style-name="P4">insert into car_details values ('5' , 'Etios','Toyoto' ,'Japan','7.2');</text:p>
      <text:p text:style-name="P4">insert into car_details values ('6' , 'Beetle','Volkswagen' ,'Germany','21');</text:p>
      <text:p text:style-name="P4">insert into car_details values ('7' , 'Sail','Chevrolet' ,'USA','5'); </text:p>
      <text:p text:style-name="P4">insert into car_details values ('8' , 'Aria','Tata' ,'India','7');</text:p>
      <text:p text:style-name="P4"><text:span text:style-name="T9">i</text:span>nsert into car_details values ('9' , 'Passat','Volkswagen' ,'Germany','25');</text:p>
      <text:p text:style-name="P4">insert into car_details values ('10' , 'SX4','Maruti' ,'Japan','6.7');</text:p>
      <text:p text:style-name="P4"/>
      <text:p text:style-name="P30"><text:bookmark text:name="docs-internal-guid-dad397e0-7fff-c02d-06d3-3da50fca5fde"/>List the names of all companies as mentioned in the database </text:p>
      <text:p text:style-name="P4">select distinct company from car_details;</text:p>
      <text:p text:style-name="P4"/>
      <text:p text:style-name="P30"><text:bookmark text:name="docs-internal-guid-9f9f3b03-7fff-807e-68bd-4ae7bfdb7118"/>2. List the names of all countries having car production companies</text:p>
      <text:p text:style-name="P4">select distinct country from car_details;</text:p>
      <text:p text:style-name="P4"/>
      <text:p text:style-name="P30"><text:bookmark text:name="docs-internal-guid-39354005-7fff-6044-5754-1d4eabf09cc4"/>3.List the details of all cars within a price range 4 to 7 lakhs</text:p>
      <text:p text:style-name="P49">select * from car_details where approxprice&gt;='4' and approxprice&lt;=7;</text:p>
      <text:p text:style-name="P70"><text:bookmark text:name="docs-internal-guid-5c8970e9-7fff-d5cd-18ff-31c6852af26e"/>4. List the name and company of all cars originating from Japan and having price&lt;=6 lakhs</text:p>
      <text:p text:style-name="P74">select name,company from car_details where country='Japan' and approxprice&lt;='6';</text:p>
      <text:p text:style-name="P74"/>
      <text:p text:style-name="P71"><text:bookmark text:name="docs-internal-guid-e478b751-7fff-06aa-c743-0b742980daad"/>5. List the names and the companies of all cars either from Nissan or having a price greater than 20 lakhs.</text:p>
      <text:p text:style-name="P74"/>
      <text:p text:style-name="P74">select name,company from car_details where company='Nissan' or approxprice&gt;'20';</text:p>
      <text:p text:style-name="P71"/>
      <text:p text:style-name="P71"><text:bookmark text:name="docs-internal-guid-ce41e98d-7fff-fa03-da59-059e3b818225"/><text:span text:style-name="T10">6 </text:span>List the names of all cars produced by (Maruti,Ford).Use SQL IN statement. </text:p>
      <text:p text:style-name="Text_20_body"><text:line-break/> <text:span text:style-name="T2">select name from car_details where company in ('Maruti' , 'Ford');</text:span></text:p>
      <text:p text:style-name="P29"><text:span text:style-name="T3">7 </text:span><text:span text:style-name="T11">Alter the table cars to add a new field year (model release year).Upadate the year column for all the rows in the database.</text:span></text:p>
      <text:p text:style-name="P68"><text:s/><text:span text:style-name="T2">alter table car_details add year int;</text:span></text:p>
      <text:p text:style-name="P68"><text:span text:style-name="T2">update car_details set year='2015';</text:span><text:line-break/></text:p>
      <text:p text:style-name="P35"><text:span text:style-name="T10">8 </text:span>Display the names of all cars as Car_name (while displaying the name attribute should be listed as car_aliases)</text:p>
      <text:p text:style-name="P49"><text:soft-page-break/><text:s/>select name as Car_name from car_details ;</text:p>
      <text:p text:style-name="P49"/>
      <text:p text:style-name="P58"><text:span text:style-name="T2">9</text:span><text:bookmark text:name="docs-internal-guid-a277f80a-7fff-25cd-856e-d601339bb40f"/><text:span text:style-name="T2"> <text:s/></text:span><text:span text:style-name="T13">Rename the attribute name to car_name</text:span></text:p>
      <text:p text:style-name="P50">alter table car_details rename name to car_name;</text:p>
      <text:p text:style-name="P25"/>
      <text:p text:style-name="P36"><text:bookmark text:name="docs-internal-guid-c3a36e2f-7fff-b03c-bee7-e3654f89f200"/><text:span text:style-name="T20">10 </text:span>List the car manufactured by Toyota(to be displayed as cars_Toyota)</text:p>
      <text:p text:style-name="P50">select car_name as cars_toyoto from car_details where company='Toyoto';</text:p>
      <text:p text:style-name="P50"/>
      <text:p text:style-name="P54"><text:span text:style-name="T21">11 <text:s/></text:span><text:bookmark text:name="docs-internal-guid-bcbb0fe7-7fff-b907-364c-7528835c5f30"/><text:span text:style-name="T12">List the details of all cars in alphabetical order </text:span></text:p>
      <text:p text:style-name="Text_20_body"><text:line-break/><text:span text:style-name="T2">select * from car_details order by car_name;</text:span></text:p>
      <text:p text:style-name="P49"/>
      <text:p text:style-name="P26"><text:span text:style-name="T20">12 </text:span><text:bookmark text:name="docs-internal-guid-d9d2976d-7fff-f1bc-7ca2-e4937c52db32"/><text:span text:style-name="T14">List the details of all cars from cheapest to costliest. </text:span></text:p>
      <text:p text:style-name="P37"/>
      <text:p text:style-name="P42">select * from car_details order by approxprice;</text:p>
      <text:p text:style-name="P27"/>
      <text:p text:style-name="P59">3</text:p>
      <text:p text:style-name="P27"/>
      <text:p text:style-name="P27"/>
      <text:p text:style-name="P27"><text:span text:style-name="T23">3 </text:span>Create a table named student and populate the table as shown in the table.</text:p>
      <text:p text:style-name="P51">create table student(rollno int not null,name varchar(10),physics int,chemistry, int maths int,<text:span text:style-name="T23">primary key(rollno)</text:span>);</text:p>
      <text:p text:style-name="P51"><text:s/>insert into student values('1','Adam','20','20','33');</text:p>
      <text:p text:style-name="P51">insert into student values('2','Bob','18','9','41');</text:p>
      <text:p text:style-name="P51">insert into student values('3','Bright','22','7','31');</text:p>
      <text:p text:style-name="P51">insert into student values('4','Duke','13','21','20');</text:p>
      <text:p text:style-name="P51">insert into student values('5','Elvin','14','22','23');</text:p>
      <text:p text:style-name="P51">insert into student values('6','Fetcher','2','10','48');</text:p>
      <text:p text:style-name="P51">insert into student values('7','Georgina','22','12','22');</text:p>
      <text:p text:style-name="P51">insert into student values('8','Mary','24','14','31');</text:p>
      <text:p text:style-name="P51">insert into student values('9','Tom','19','15','24');</text:p>
      <text:p text:style-name="P51">insert into student values('10','Zack','8','20','36');</text:p>
      <text:p text:style-name="P51"><text:soft-page-break/></text:p>
      <text:p text:style-name="P51"/>
      <text:p text:style-name="P51"/>
      <text:p text:style-name="P28"><text:bookmark text:name="docs-internal-guid-d6da7895-7fff-9610-a7b3-1756b52b2225"/><text:span text:style-name="T15">1 </text:span><text:span text:style-name="T14">Find the class average for the subject ‘Physics’ </text:span></text:p>
      <text:p text:style-name="P51">select avg(physics) from student;</text:p>
      <text:p text:style-name="P51"/>
      <text:p text:style-name="P31"><text:bookmark text:name="docs-internal-guid-79184ff5-7fff-ef3d-cdbe-38adcf013f91"/><text:span text:style-name="T24">2 </text:span>Find the highest marks for mathematics (To be displayed as highest_marks_maths).</text:p>
      <text:p text:style-name="P51">select max(maths) as highest_marks_maths from student;</text:p>
      <text:p text:style-name="P55"><text:span text:style-name="T22">3</text:span><text:bookmark text:name="docs-internal-guid-cdc99e40-7fff-8af5-d5eb-64f1c6a78909"/><text:span text:style-name="T22"> </text:span><text:span text:style-name="T12">Find the lowest marks for chemistry(To be displayed as lowest_mark_chemistry)</text:span></text:p>
      <text:p text:style-name="P43"><text:bookmark text:name="docs-internal-guid-cdc99e40-7fff-8af5-d5eb-64f1c6a789091"/>select min(chemistry) as lowest_marks_chemistry from student;</text:p>
      <text:p text:style-name="P56"><text:span text:style-name="T16">4 </text:span><text:bookmark text:name="docs-internal-guid-3d5063bc-7fff-b279-0b58-b17f7e1eda16"/><text:span text:style-name="T12">Find the total number of students who has got a ‘pass’ in physics.</text:span></text:p>
      <text:p text:style-name="P44">select count(*) from student where physics&gt;='12';</text:p>
      <text:p text:style-name="P56"><text:span text:style-name="T16">5 <text:s/></text:span><text:bookmark text:name="docs-internal-guid-fd73bdbd-7fff-80ba-9d95-7c2fd816b0a9"/><text:span text:style-name="T12">Generate the list of students who have passed in all the subjects</text:span></text:p>
      <text:p text:style-name="P44">select * from student where physics&gt;='12' and chemistry&gt;='12' and maths&gt;='25';</text:p>
      <text:p text:style-name="P38"><text:bookmark text:name="docs-internal-guid-4e23fe1d-7fff-1679-8efb-4f1622e703ef"/>6. Generate a rank list for the class.Indicate Pass/Fail. Ranking based on total marks obtained by the students.</text:p>
      <text:p text:style-name="P46"><text:s/>alter table student add column total int ;</text:p>
      <text:p text:style-name="P46">alter table student add column p_or_f char(1) ;</text:p>
      <text:p text:style-name="P46">update student set total=physics+chemistry+maths;</text:p>
      <text:p text:style-name="P45"><text:s/>update student set p_or_f='p' where physics&gt;=12 and chemistry&gt;=12 and maths&gt;=25;</text:p>
      <text:p text:style-name="P45">update student set p_or_f='f' where physics&lt;12 or chemistry&lt;12 or maths&lt;25;</text:p>
      <text:p text:style-name="P45">select * from student order by total desc;</text:p>
      <text:p text:style-name="P32"><text:bookmark text:name="docs-internal-guid-35f09c63-7fff-a566-1ba1-39416cbad46a"/>7. Find pass percentage of the class for mathematics.</text:p>
      <text:p text:style-name="P45">select count(rollno)*100/(select count(rollno) from student) as maths_pass_percentage from student where maths&gt;='25';</text:p>
      <text:p text:style-name="P32"><text:bookmark text:name="docs-internal-guid-9af01c2b-7fff-974c-6366-fbe0bbcf1890"/><text:s/><text:span text:style-name="T25">8 </text:span>Find the overall pass percentage for all class.</text:p>
      <text:p text:style-name="P45">select count(rollno)*100/(select count(rollno) from student) as pass_percentage from student where p_or_f='p';</text:p>
      <text:p text:style-name="P57"><text:span text:style-name="T17">9 </text:span><text:bookmark text:name="docs-internal-guid-418877c7-7fff-dab8-b170-53e8ebf120bb"/><text:span text:style-name="T12">Find the class average.</text:span></text:p>
      <text:p text:style-name="P47">select avg(total) from student;</text:p>
      <text:p text:style-name="P33"><text:bookmark text:name="docs-internal-guid-61e7b1c7-7fff-af24-5428-d6eb4fca83e3"/>10 Find the total number of students who have got a Pass. </text:p>
      <text:p text:style-name="P52">select count(*) from student where p_or_f='p';</text:p>
      <text:p text:style-name="P52"/>
      <text:p text:style-name="P52"><text:soft-page-break/></text:p>
      <text:p text:style-name="P52"/>
      <text:p text:style-name="P52"><text:line-break/><text:span text:style-name="T26">4</text:span></text:p>
      <text:p text:style-name="P67"/>
      <text:p text:style-name="P61">1. Create the following tables with given constraints</text:p>
      <text:p text:style-name="P61">a. Create a table named Subjects with the given attributes</text:p>
      <text:p text:style-name="P61">* Subid( Should not be NULL)</text:p>
      <text:p text:style-name="P61">* Subname (Should not be NULL)</text:p>
      <text:p text:style-name="P60"/>
      <text:p text:style-name="P60"><text:s/><text:span text:style-name="T2">create table Subjects(sub_id int not null,sub_name varchar(10) not null);</text:span></text:p>
      <text:p text:style-name="P63">insert into subjects values( '1', "Maths");</text:p>
      <text:p text:style-name="P60"><text:span text:style-name="T2"><text:s/>insert into subjects values( '2', '</text:span><text:span text:style-name="T4">Physics</text:span><text:span text:style-name="T2">');</text:span></text:p>
      <text:p text:style-name="P63"><text:s/>insert into subjects values( '3','Chemistry');</text:p>
      <text:p text:style-name="P63">insert into subjects values( '4','English');</text:p>
      <text:p text:style-name="P63"/>
      <text:p text:style-name="P39"><text:bookmark text:name="docs-internal-guid-3eefddc2-7fff-7706-1f2c-b8c81a12aa7d"/>i) Alter the table to set subid as the primary key.</text:p>
      <text:p text:style-name="P63">alter table subjects add primary key(sub_id);</text:p>
      <text:p text:style-name="P48"><text:bookmark text:name="docs-internal-guid-bc6aec76-7fff-d72f-a3c0-9f44f2127adb"/>b.  Create a table named Staff with the given attributes</text:p>
      <text:p text:style-name="Text_20_body"/>
      <text:p text:style-name="P77"><text:span text:style-name="T12">-staffid</text:span><text:span text:style-name="T19">    </text:span><text:span text:style-name="T12">(Should be UNIQUE)</text:span></text:p>
      <text:p text:style-name="P73">-staffname</text:p>
      <text:p text:style-name="P73">-dept</text:p>
      <text:p text:style-name="P77"><text:span text:style-name="T12">-Age</text:span><text:span text:style-name="T19">    </text:span><text:span text:style-name="T12">( Greater than 22)</text:span></text:p>
      <text:p text:style-name="P77"><text:span text:style-name="T12">-Salary</text:span><text:span text:style-name="T19">    </text:span><text:span text:style-name="T12">(Less than 35000)</text:span></text:p>
      <text:p text:style-name="P73"/>
      <text:p text:style-name="P75">create table Staff(staff_id int not null unique,staff_name varchar(10),dept varchar(10),age int ,salary int,check(age&gt;22),check(salary&lt;35000));</text:p>
      <text:p text:style-name="P65">insert into staff values('1','John','Purchasing','24','30000');</text:p>
      <text:p text:style-name="P65">insert into staff values('2','Sera','Sales','25','20000');</text:p>
      <text:p text:style-name="P65">insert into staff values('3','Jane','Sales','28','25000');<text:line-break/></text:p>
      <text:p text:style-name="P40"><text:bookmark text:name="docs-internal-guid-eb16cace-7fff-76fe-6cbe-d4780c418b7a"/>i)Delete the check constraint imposed on the attribute salary</text:p>
      <text:p text:style-name="P49"><text:soft-page-break/>alter table staff drop constraint staff_salary_check;</text:p>
      <text:p text:style-name="P73">ii)Delete the unique constraint on the attribute staffid</text:p>
      <text:p text:style-name="P66"><text:span text:style-name="T2">alter table staff <text:s/>drop constraint staff_staff_id_key;</text:span><text:line-break/></text:p>
      <text:p text:style-name="P41"><text:bookmark text:name="docs-internal-guid-c91c6b6f-7fff-04ac-5fa6-e3799c3824c9"/>c. Create a table named Bank with the following attributes</text:p>
      <text:p text:style-name="Text_20_body"/>
      <text:p text:style-name="P77"><text:span text:style-name="T12">-bankcode</text:span><text:span text:style-name="T19">    </text:span><text:span text:style-name="T12">(To be set as Primary Key, type= varchar(3) )</text:span></text:p>
      <text:p text:style-name="Text_20_body"/>
      <text:p text:style-name="P73">-bankname   (Should not be NULL)</text:p>
      <text:p text:style-name="Text_20_body"/>
      <text:p text:style-name="P73">-headoffice</text:p>
      <text:p text:style-name="Text_20_body"/>
      <text:p text:style-name="P77"><text:span text:style-name="T12">-branches</text:span><text:span text:style-name="T19">    </text:span><text:span text:style-name="T12">(Integer value greater than Zero)</text:span></text:p>
      <text:p text:style-name="P73"/>
      <text:p text:style-name="P75">create table Bank(bankcode varchar(3),bank_name varchar(10),headoffice varchar(10),branchoffice int );</text:p>
      <text:p text:style-name="Text_20_body"><text:line-break/><text:span text:style-name="T2">alter table bank <text:s/>add constraint primarykey <text:s/>primary key (bankcode);</text:span></text:p>
      <text:p text:style-name="P49">alter table bank <text:s/>add constraint branchoffice_check <text:s/>check(branchoffice&gt;0);</text:p>
      <text:p text:style-name="Text_20_body"><text:span text:style-name="T2"><text:s/>insert into bank values('AAA','</text:span><text:span text:style-name="T5">SIB</text:span><text:span text:style-name="T2">','Ernakulam','6');</text:span></text:p>
      <text:p text:style-name="Text_20_body"><text:span text:style-name="T5">i</text:span><text:span text:style-name="T2">nsert into bank values('BBB','Federal','Kottayam','5');</text:span></text:p>
      <text:p text:style-name="P49">insert into bank values('CCC','Canara','Trivandrum','3');</text:p>
      <text:p text:style-name="P49"/>
      <text:p text:style-name="P35"><text:bookmark text:name="docs-internal-guid-933b93aa-7fff-9c7b-3a37-b36ad2498951"/>d. Create a table named Branch with the following attributes</text:p>
      <text:p text:style-name="Text_20_body"/>
      <text:p text:style-name="P77"><text:span text:style-name="T12">-branchid</text:span><text:span text:style-name="T19">    </text:span><text:span text:style-name="T12">(To be set as Primary Key)</text:span></text:p>
      <text:p text:style-name="P73">-branchname (Set Default value as ‘New Delhi’)</text:p>
      <text:p text:style-name="P77"><text:span text:style-name="T12">-bankid</text:span><text:span text:style-name="T19">    </text:span><text:span text:style-name="T12">(Foreign  Key:- Refers  to bank code of  Bank table)</text:span></text:p>
      <text:p text:style-name="Text_20_body"><text:line-break/><text:span text:style-name="T2">create table Branch(branchid int ,branchname varchar(10) default 'New Delhi' ,bankid varchar(3),primary key(branchid) );</text:span></text:p>
      <text:p text:style-name="Text_20_body"><text:span text:style-name="T2">alter table Branch add constraint branch_bankid_fkey foreign key(bankid) references bank(bankcode) on update cascade on delete </text:span><text:span text:style-name="T6">cascade</text:span><text:span text:style-name="T2">;</text:span></text:p>
      <text:p text:style-name="P49"/>
      <text:p text:style-name="P49">insert into Branch values('1','Kottayam','CCC');</text:p>
      <text:p text:style-name="P49"><text:soft-page-break/><text:s/>insert into Branch(branchid,bankid) values('2','AAA');</text:p>
      <text:p text:style-name="P49"/>
      <text:p text:style-name="P49"><text:s/>insert into bank values('SBT','Indian','Delhi','7');</text:p>
      <text:p text:style-name="P49">insert into Branch <text:s/>values('5','Calicut','SBT');</text:p>
      <text:p text:style-name="P35"><text:bookmark text:name="docs-internal-guid-5112c7df-7fff-c948-f819-8d3f6a747507"/>iii) Delete the bank with bank code ‘SBT’ and make sure that the corresponding entries are getting deleted from the related tables.</text:p>
      <text:p text:style-name="P24"><text:span text:style-name="T2">delete from bank where bankcode='SBT';</text:span><text:line-break/></text:p>
      <text:p text:style-name="P35"><text:bookmark text:name="docs-internal-guid-3985aa18-7fff-3ad8-642e-186cc10bb9fa"/>iv) Drop the Primary Key using ALTER command</text:p>
      <text:p text:style-name="P49">alter table branch drop constraint <text:s/>branch_pkey;</text:p>
      <text:p text:style-name="P49">insert into branch values('1','PPP','CCC');</text:p>
      <text:p text:style-name="P35"><text:bookmark text:name="docs-internal-guid-51e4c9c9-7fff-51b0-f9a1-b95987f322d1"/>2. Create a View named sales_staff to hold the details of all staff working in sales Department</text:p>
      <text:p text:style-name="P53">create view sales_staff as select * from staff where dept='Sales';</text:p>
      <text:p text:style-name="P53">select * from sales_staff</text:p>
      <text:p text:style-name="P53"/>
      <text:p text:style-name="P34"><text:bookmark text:name="docs-internal-guid-bfebafd5-7fff-5de7-3eb5-918554eef6fc"/>3. Drop table branch. Create another table named branch and name all the constraints as given below:</text:p>
      <text:p text:style-name="P8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8">Constraint name</text:p>
          </table:table-cell>
          <table:table-cell table:style-name="Table1.A1" office:value-type="string">
            <text:p text:style-name="P78">Column</text:p>
          </table:table-cell>
          <table:table-cell table:style-name="Table1.A1" office:value-type="string">
            <text:p text:style-name="P78">Constraint</text:p>
          </table:table-cell>
        </table:table-row>
        <table:table-row>
          <table:table-cell table:style-name="Table1.A1" office:value-type="string">
            <text:p text:style-name="P78">Pk</text:p>
          </table:table-cell>
          <table:table-cell table:style-name="Table1.A1" office:value-type="string">
            <text:p text:style-name="P78">branch_id</text:p>
          </table:table-cell>
          <table:table-cell table:style-name="Table1.A1" office:value-type="string">
            <text:p text:style-name="P78">Primary key</text:p>
          </table:table-cell>
        </table:table-row>
        <table:table-row>
          <table:table-cell table:style-name="Table1.A1" office:value-type="string">
            <text:p text:style-name="P78">Df</text:p>
          </table:table-cell>
          <table:table-cell table:style-name="Table1.A1" office:value-type="string">
            <text:p text:style-name="P78">branch_name</text:p>
          </table:table-cell>
          <table:table-cell table:style-name="Table1.A1" office:value-type="string">
            <text:p text:style-name="P78">Default :’New Delhi’</text:p>
          </table:table-cell>
        </table:table-row>
        <table:table-row>
          <table:table-cell table:style-name="Table1.A1" office:value-type="string">
            <text:p text:style-name="P78">Fk</text:p>
          </table:table-cell>
          <table:table-cell table:style-name="Table1.A1" office:value-type="string">
            <text:p text:style-name="P78">bankid</text:p>
          </table:table-cell>
          <table:table-cell table:style-name="Table1.A1" office:value-type="string">
            <text:p text:style-name="P78">Foreign key/References</text:p>
          </table:table-cell>
        </table:table-row>
      </table:table>
      <text:p text:style-name="P81"/>
      <text:p text:style-name="P76">drop table Branch;</text:p>
      <text:p text:style-name="P76"/>
      <text:p text:style-name="P82">create table Branch(branchid int ,branchname varchar(10) constraint Df default 'New Delhi' <text:s/>,bankid varchar(3),constraint pk primary key(branchid),constraint Fk foreign key(bankid) references bank(bankcode) on update cascade on delete cascade);</text:p>
      <text:p text:style-name="P73">i) Delete the default constraint in the table</text:p>
      <text:p text:style-name="P49">alter table branch alter branchname drop default;</text:p>
      <text:p text:style-name="P73">ii) Delete the primary key constraint</text:p>
      <text:p text:style-name="P75">alter table branch drop constraint Pk ;</text:p>
      <text:p text:style-name="P75"/>
      <text:p text:style-name="P72"/>
      <text:p text:style-name="P72"/>
      <text:p text:style-name="P72"/>
      <text:p text:style-name="P72"><text:soft-page-break/></text:p>
      <text:p text:style-name="P72"><text:bookmark text:name="docs-internal-guid-a80f0347-7fff-5f16-10f5-cadf77f73017"/>4. Update the view sales_staff to include the details of staff belonging to sales department whose salary is greater than 20000.</text:p>
      <text:p text:style-name="Text_20_body"><text:line-break/><text:span text:style-name="T18">create or replace view sales_staff as(select * from staff where salary&gt;'20000' and dept='Sales');</text:span></text:p>
      <text:p text:style-name="P73"/>
      <text:p text:style-name="P49"><text:line-break/></text:p>
      <text:p text:style-name="P69">6</text:p>
      <text:p text:style-name="P62">A. Create a table named acct_details and populate the table .</text:p>
      <text:p text:style-name="P64">create table acc_details(Acct_no char(9) primary key,Branch varchar(10),name varchar(20),phone int);</text:p>
      <text:p text:style-name="P79"><text:tab/></text:p>
      <text:p text:style-name="P10"/>
      <text:p text:style-name="P7">insert into acc_details values('A40123401','Chicago' ,'Mike Adams' ,'(378)400-1234');</text:p>
      <text:p text:style-name="P7"><text:s/>insert into acc_details values('A40123402','Miami','Diana George','(372)420-2345');</text:p>
      <text:p text:style-name="P7">insert into acc_details values('B40123403','Miami','Diaz Elizabeth','(371)450-3456');</text:p>
      <text:p text:style-name="P7"><text:s/>insert into acc_details values('B40123404','Atlanta','Jeoffrey George','(370)460-4567');</text:p>
      <text:p text:style-name="P7">insert into acc_details values('B40123405','New York','Jennifer Kaitlyn','(373)470-5678');</text:p>
      <text:p text:style-name="P7">insert into acc_details values('C40123406','Chicago','Kaitlyn Vincent','(318)200-3235');</text:p>
      <text:p text:style-name="P7"><text:s/>insert into acc_details values('C40123407','Miami','Abraham Gottfield','(328)300-2256');</text:p>
      <text:p text:style-name="P7"><text:s/>insert into acc_details values('C50123408','New Jersey','Stacy Williams','(338)400-5237');</text:p>
      <text:p text:style-name="P7">insert into acc_details values('D50123409','New York','Catherine George','(348)500-6228');</text:p>
      <text:p text:style-name="P7">insert into acc_details values('D50123410','Miami','Oliver Scott','(358)600-7230');</text:p>
      <text:p text:style-name="P7"/>
      <text:p text:style-name="P7">1. Find the names of all people starting on the alphabet ‘D’</text:p>
      <text:p text:style-name="P7"/>
      <text:p text:style-name="P8">select name from acc_details where name like 'D%';</text:p>
      <text:p text:style-name="P7"/>
      <text:p text:style-name="P7"/>
      <text:p text:style-name="P7"/>
      <text:p text:style-name="P7">2. List the names of all branches containing the substring ‘New’</text:p>
      <text:p text:style-name="P8"/>
      <text:p text:style-name="P8">select branch from acc_details where branch like '%New%';</text:p>
      <text:p text:style-name="P8"/>
      <text:p text:style-name="P9">3. List all the names in Upper Case Format</text:p>
      <text:p text:style-name="P9"/>
      <text:p text:style-name="P9"><text:s/><text:span text:style-name="T2">select upper(name) from acc_details;</text:span></text:p>
      <text:p text:style-name="P8"/>
      <text:p text:style-name="P9">4. List the names where the 4th letter is ‘n’ and last letter is ‘n’</text:p>
      <text:p text:style-name="P9"/>
      <text:p text:style-name="P8">select name from acc_details where <text:s/>name like '___n%n';</text:p>
      <text:p text:style-name="P8"/>
      <text:p text:style-name="P9">5. List the names starting on ‘D’ , 3​ rd​ letter is ‘a’ and contains the substring ‘Eli’</text:p>
      <text:p text:style-name="P9"><text:soft-page-break/></text:p>
      <text:p text:style-name="P8">select name from acc_details where <text:s/>name like 'D_a%' and name like '%Eli%';</text:p>
      <text:p text:style-name="P8"/>
      <text:p text:style-name="P9">6. List the names of people whose account number ends in ‘6’</text:p>
      <text:p text:style-name="P8"><text:s/>select name from acc_details where <text:s/>acct_no like '%6';</text:p>
      <text:p text:style-name="P9"/>
      <text:p text:style-name="P9">7. Update the table so that all the names are in Upper Case Format</text:p>
      <text:p text:style-name="P9"/>
      <text:p text:style-name="P8">update acc_details set name=upper(name);</text:p>
      <text:p text:style-name="P8"/>
      <text:p text:style-name="P9">8. List the names of all people ending on the alphabet ‘t’</text:p>
      <text:p text:style-name="P8"><text:s/>select name from acc_details where lower(name) like '%t';</text:p>
      <text:p text:style-name="P8"/>
      <text:p text:style-name="P9">10. Display all the phone numbers including US Country code ( +1). For eg: (378)400-1234should</text:p>
      <text:p text:style-name="P9">be displayed as +1(378)400-1234. Use LPAD function</text:p>
      <text:p text:style-name="P9"/>
      <text:p text:style-name="P8">select lpad(phone,15,'+1') from acc_details;</text:p>
      <text:p text:style-name="P9">11. Display all the account numbers. The starting alphabet associated with the Account_Noshould</text:p>
      <text:p text:style-name="P9">be removed. Use LTRIM function.</text:p>
      <text:p text:style-name="P9"/>
      <text:p text:style-name="P8">select ltrim(acct_no,'ABCD') as acct_no,name,branch,phone from acc_details;</text:p>
      <text:p text:style-name="P8"/>
      <text:p text:style-name="P9">12. Display the details of all people whose account number starts in ‘4’ and name contains the</text:p>
      <text:p text:style-name="P9">substring ‘Williams’.</text:p>
      <text:p text:style-name="P9"/>
      <text:p text:style-name="P13">select * from acc_details where <text:s/>upper(name) like '%WILLIAMS%'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B. Use the system table DUAL for the following questions:</text:p>
      <text:p text:style-name="P11">1. Find the reverse of the string ‘ nmutuAotedOehT’</text:p>
      <text:p text:style-name="P11"><text:span text:style-name="T30">SELECT </text:span>REVERSE('NMUTUAOTEDOEHT');</text:p>
      <text:p text:style-name="P11"/>
      <text:p text:style-name="P11">2. Use LTRIM function on ‘123231xyzTech’ so as to obtain the output ‘Tech’</text:p>
      <text:p text:style-name="P11"><text:span text:style-name="T30">SELECT </text:span>LTRIM('123231XYZTECH','123XYZ');</text:p>
      <text:p text:style-name="P11">Tech</text:p>
      <text:p text:style-name="P11"/>
      <text:p text:style-name="P12">3. Use RTRIM function on ‘Computer ‘ to remove the trailing spaces.</text:p>
      <text:p text:style-name="P12">SELECT RTRIM('COMPUTER');</text:p>
      <text:p text:style-name="P12">Computer</text:p>
      <text:p text:style-name="P12"/>
      <text:p text:style-name="P12">4. Perform RPAD on ‘computer’ to obtain the output as ‘computerXXXX’</text:p>
      <text:p text:style-name="P12"><text:span text:style-name="T31">SELECT </text:span>RPAD('COMPUTER',12,'X');</text:p>
      <text:p text:style-name="P12">ComputerXXXX</text:p>
      <text:p text:style-name="P12"/>
      <text:p text:style-name="P12"><text:soft-page-break/>5. Use INSTR function to find the first occurrence of ‘e’ in the string ‘Welcome to Kerala’</text:p>
      <text:p text:style-name="P12">INSTR('WELCOMETOKERALA','E',1,1)</text:p>
      <text:p text:style-name="P12"/>
      <text:p text:style-name="P12">SELECT POSITION('E' in 'WELCOMETOKERALA');</text:p>
      <text:p text:style-name="P12"/>
      <text:p text:style-name="P12">6. Perform INITCAP function on ‘mARKcALAwaY’</text:p>
      <text:p text:style-name="P12"><text:span text:style-name="T32">SELECT </text:span>INITCAP('MARK CALAWAY');</text:p>
      <text:p text:style-name="P12"/>
      <text:p text:style-name="P12"/>
      <text:p text:style-name="P12">7. Find the length of the string ‘Database Management Systems’.</text:p>
      <text:p text:style-name="P12"><text:span text:style-name="T32">SELECT </text:span>LENGTH('DATABASEMANAGEMENTSYSTEMS');</text:p>
      <text:p text:style-name="P12"/>
      <text:p text:style-name="P12"/>
      <text:p text:style-name="P12">8. Concatenate the strings ‘Julius’ and ‘Caesar’</text:p>
      <text:p text:style-name="P12">CONCAT('JULIUS','CAESAR')</text:p>
      <text:p text:style-name="P12">JuliusCaesar</text:p>
      <text:p text:style-name="P12"/>
      <text:p text:style-name="P12">9. Use SUBSTR function to retrieve the substring ‘is’ from the string ‘India is my country’.</text:p>
      <text:p text:style-name="P12">SUBSTR('INDIAISMYCOUNTRY',7,2)</text:p>
      <text:p text:style-name="P12">is</text:p>
      <text:p text:style-name="P12"/>
      <text:p text:style-name="P12">10. Use INSTR function to find the second occurrence of ‘k’ from the last. The string is</text:p>
      <text:p text:style-name="P12">‘Making of a King’.</text:p>
      <text:p text:style-name="P12">INSTR('MAKINGOFAKING','K', -1,2)</text:p>
      <text:p text:style-name="P12"/>
      <text:p text:style-name="P12"/>
      <text:p text:style-name="P12"/>
      <text:p text:style-name="P14">7</text:p>
      <text:p text:style-name="P14"/>
      <text:p text:style-name="P15">items <text:span text:style-name="T7">itemid , itemname varchar(50), category , price <text:s/>,instock int greaterthan zero</text:span></text:p>
      <text:p text:style-name="P15">customers <text:s/><text:span text:style-name="T7">custid , custname, address,state</text:span></text:p>
      <text:p text:style-name="P15">orders <text:span text:style-name="T7">orderid <text:s text:c="2"/>itemid , quantity int ,orderdate</text:span></text:p>
      <text:p text:style-name="P15">delivery <text:span text:style-name="T7">deliveryid custid orderid;</text:span></text:p>
      <text:p text:style-name="P21"/>
      <text:p text:style-name="P21">create table items(itemid int not null,itemname varchar(50) not null,category varchar(20) not null,price int not null,instock int ,constraint checkstock check(instock&gt;0),constraint pkey primary key(itemid));</text:p>
      <text:p text:style-name="P21"/>
      <text:p text:style-name="P21"><text:s/>create table customers(custid int not null,custname varchar(20),address varchar(50) not null,state varchar(10) not null, primary key(custid));</text:p>
      <text:p text:style-name="P21"/>
      <text:p text:style-name="P21"><text:s/>create table orders(orderid int not null,itemid int ,quantity int not null,orderdate date ,primary key(orderid),foreign key(itemid) references items(itemid) on update cascade on delete cascade);</text:p>
      <text:p text:style-name="P21"/>
      <text:p text:style-name="P21"/>
      <text:p text:style-name="P21"><text:s/>create table delivery(deliveryid int not null,orderid int ,custid int <text:s/>,primary key(deliveryid),foreign key(orderid) references orders(orderid) on update cascade on delete cascade,foreign key(custid) references customers(custid) on update cascade on delete cascade);</text:p>
      <text:p text:style-name="P21"/>
      <text:p text:style-name="P21"/>
      <text:p text:style-name="P21"/>
      <text:p text:style-name="P15"/>
      <text:p text:style-name="P15"><text:soft-page-break/></text:p>
      <text:p text:style-name="P15"/>
      <text:p text:style-name="P15">insert into customers values(111,'elvin','202 jai street','delhi');</text:p>
      <text:p text:style-name="P15">insert into customers values(113,'soman','puthumana','kerala');</text:p>
      <text:p text:style-name="P15">insert into customers values(115,'mickey','juhu','maharastra');</text:p>
      <text:p text:style-name="P15">insert into customers values(112,'patrick','harinagar','tamilnadu');</text:p>
      <text:p text:style-name="P15">insert into customers values(114,'jaise','kottarakara','kerala');</text:p>
      <text:p text:style-name="P21"/>
      <text:p text:style-name="P21"/>
      <text:p text:style-name="P16">insert into items values(5,'sony z5 premium','electronics',5005,1);</text:p>
      <text:p text:style-name="P16">insert into items values(4,'Samsung Galaxy S4','electronics',5005,1);</text:p>
      <text:p text:style-name="P16">insert into items values(3,'One Plus 7','electronics',6006,2);</text:p>
      <text:p text:style-name="P16">insert into items values(2,'Iphone X','electronics',7007,6);</text:p>
      <text:p text:style-name="P16">insert into items values(1,'Xiomi','electronics',1001,6);</text:p>
      <text:p text:style-name="P16"/>
      <text:p text:style-name="P17">insert into orders values(1,1,2,'2014-10-11',<text:span text:style-name="T33">111</text:span>);</text:p>
      <text:p text:style-name="P17">insert into orders values(2,3,1,'2012-01-29',<text:span text:style-name="T33">113</text:span>);</text:p>
      <text:p text:style-name="P16">insert into orders values(3,5,1,'2013-05-13',<text:span text:style-name="T33">115</text:span>);</text:p>
      <text:p text:style-name="P16">insert into orders values(4,4,3,'2014-12-22',<text:span text:style-name="T33">114</text:span>);</text:p>
      <text:p text:style-name="P16"/>
      <text:p text:style-name="P18">insert into delivery values(1001,1,111);</text:p>
      <text:p text:style-name="P18">insert into delivery values(1002,2,113);</text:p>
      <text:p text:style-name="P18">insert into delivery values(1003,3,115);</text:p>
      <text:p text:style-name="P18">insert into delivery values(1004,4,114);</text:p>
      <text:p text:style-name="P18"/>
      <text:p text:style-name="P18">alter table orders add foreign key custid references customers(custid);</text:p>
      <text:p text:style-name="P18">alter table orders add foreign key custid references customers(custid);</text:p>
      <text:p text:style-name="P18"/>
      <text:p text:style-name="P22">1. List the details of all customers who have placed an order</text:p>
      <text:p text:style-name="P18">select customers.custid,custname,address,state from customers , orders where orders.custid=customers.custid;</text:p>
      <text:p text:style-name="P18"/>
      <text:p text:style-name="P22">2. List the details of all customers whose orders have been delivered</text:p>
      <text:p text:style-name="P18">select customers.custid,custname,address,state from customers , delivery where delivery.custid=customers.custid;</text:p>
      <text:p text:style-name="P18"/>
      <text:p text:style-name="P22">3. Find the orderdate for all customers whose name starts in the letter ‘J’</text:p>
      <text:p text:style-name="P22"><text:s/><text:span text:style-name="T2">select orderdate <text:s/>from customers , orders where orders.custid=customers.custid and custname like 'j%';</text:span></text:p>
      <text:p text:style-name="P18"/>
      <text:p text:style-name="P22">4.Display the name and price of all items bought by the customer ‘Mickey’</text:p>
      <text:p text:style-name="P22"/>
      <text:p text:style-name="P18"><text:s/>select itemname,price from items as i ,customers as c,orders as o where i.itemid=o.itemid and c.custid=o.custid and c.custname like'mickey';</text:p>
      <text:p text:style-name="P18"/>
      <text:p text:style-name="P22">5. List the details of all customers who have placed an order after January 2013</text:p>
      <text:p text:style-name="P22">and not received delivery of items.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6.Find the itemid of items which has either been ordered or not delivered. (Use</text:p>
      <text:p text:style-name="P22">SET UNION)</text:p>
      <text:p text:style-name="P22"/>
      <text:p text:style-name="P18">(select i.itemid from items as i ,orders as o where i.itemid=o.itemid)</text:p>
      <text:p text:style-name="P18">union</text:p>
      <text:p text:style-name="P18">(select i.itemid from items as i , orders as o where i.itemid=o.itemid</text:p>
      <text:p text:style-name="P18">and o.orderid not in (select orderid from delivery) );</text:p>
      <text:p text:style-name="P22"/>
      <text:p text:style-name="P22">7.Find the name of all customers who have placed an order and have their</text:p>
      <text:p text:style-name="P22">orders delivered.(Use SET INTERSECTION)</text:p>
      <text:p text:style-name="P22"/>
      <text:p text:style-name="P18">(select custname from customers as c,orders as o where o.custid=c.custid)intersect (select custname from customers as c,delivery as d where d.custid=c.custid); </text:p>
      <text:p text:style-name="P22"/>
      <text:p text:style-name="P22">8.Find the custname of all customers who have placed an order but not having</text:p>
      <text:p text:style-name="P22">their ordersdelivered. (Use SET MINUS)</text:p>
      <text:p text:style-name="P18"/>
      <text:p text:style-name="P18"><text:s/>(select custname from customers as c,orders as o where o.custid=c.custid) except (select custname from customers as c,delivery as d where d.custid=c.custid); </text:p>
      <text:p text:style-name="P18"/>
      <text:p text:style-name="P22">9. Find the name of the customer who has placed the most number of orders.</text:p>
      <text:p text:style-name="P22"/>
      <text:p text:style-name="P18">insert into orders values(5,2,1,’2012-05-25’,115);</text:p>
      <text:p text:style-name="P18">select * from customers where custid=(select custid from orders</text:p>
      <text:p text:style-name="P18">group by custid order by count(*) desc LIMIT 1);</text:p>
      <text:p text:style-name="P23"/>
      <text:p text:style-name="P23">10. Find the details of all customers who have purchased items exceeding a</text:p>
      <text:p text:style-name="P23">price of 5000 $.</text:p>
      <text:p text:style-name="P23"/>
      <text:p text:style-name="P19">select c.* from customers as c,items as i,orders as o where o.itemid=i.itemid and c.custid=o.custid and price&gt;5000;</text:p>
      <text:p text:style-name="P19"/>
      <text:p text:style-name="P23">11.Find the name and address of customers who has not ordered a ‘Samsung</text:p>
      <text:p text:style-name="P23">Galaxy S4’</text:p>
      <text:p text:style-name="P23"/>
      <text:p text:style-name="P19">(select custname,address from customers)except(select c.custname,c.address from customers as c ,orders as o, items as i where o.itemid=i.itemid and c.custid=o.custid and itemname='Samsung Galaxy S4' );</text:p>
      <text:p text:style-name="P23"/>
      <text:p text:style-name="P23">12. Perform Left Outer Join and Right Outer Join on Customers &amp; Orders Table.</text:p>
      <text:p text:style-name="P23"/>
      <text:p text:style-name="P19">select * from customers left outer join orders on customers.custid=orders.custid;</text:p>
      <text:p text:style-name="P19">select * from customers right outer join orders on customers.custid=orders.custid;</text:p>
      <text:p text:style-name="P19"/>
      <text:p text:style-name="P23">13. Find the details of all customers grouped by state</text:p>
      <text:p text:style-name="P20"><text:s/></text:p>
      <text:p text:style-name="P20">select count(*),state from customers group by state;</text:p>
      <text:p text:style-name="P23"/>
      <text:p text:style-name="P23">14.Display the details of all items grouped by category and having a price</text:p>
      <text:p text:style-name="P23">greater than the average price of all items.</text:p>
      <text:p text:style-name="P19"><text:soft-page-break/>select * from items where price in (select price from items group by price having price&gt;(select avg(price) from items group by category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6:37:10.055899510</meta:creation-date>
    <dc:date>2019-08-16T21:24:35.607488662</dc:date>
    <meta:editing-duration>PT4H25M49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13" meta:paragraph-count="313" meta:word-count="2455" meta:character-count="18945" meta:non-whitespace-character-count="16624"/>
  </office:meta>
</office:document-meta>
</file>